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13" officeooo:paragraph-rsid="0024367e"/>
    </style:style>
    <style:style style:name="P2" style:family="paragraph" style:parent-style-name="Standard">
      <style:text-properties officeooo:rsid="0018a513" officeooo:paragraph-rsid="0019e591"/>
    </style:style>
    <style:style style:name="P3" style:family="paragraph" style:parent-style-name="Standard">
      <style:text-properties officeooo:rsid="0018a513" officeooo:paragraph-rsid="0018a513"/>
    </style:style>
    <style:style style:name="P4" style:family="paragraph" style:parent-style-name="Standard">
      <style:text-properties officeooo:rsid="0018a513" officeooo:paragraph-rsid="001c6a72"/>
    </style:style>
    <style:style style:name="P5" style:family="paragraph" style:parent-style-name="Standard">
      <style:text-properties officeooo:rsid="002598de" officeooo:paragraph-rsid="002598de"/>
    </style:style>
    <style:style style:name="P6" style:family="paragraph" style:parent-style-name="Standard">
      <style:text-properties officeooo:rsid="0019e591" officeooo:paragraph-rsid="0019e591"/>
    </style:style>
    <style:style style:name="P7" style:family="paragraph" style:parent-style-name="Standard">
      <style:text-properties officeooo:rsid="002e3152" officeooo:paragraph-rsid="002e3152"/>
    </style:style>
    <style:style style:name="P8" style:family="paragraph" style:parent-style-name="Standard">
      <style:text-properties officeooo:rsid="0021fcc7" officeooo:paragraph-rsid="0021fcc7"/>
    </style:style>
    <style:style style:name="P9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10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11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12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rsid="0024367e" officeooo:paragraph-rsid="0024367e"/>
    </style:style>
    <style:style style:name="P15" style:family="paragraph" style:parent-style-name="Standard">
      <style:text-properties officeooo:rsid="0024367e" officeooo:paragraph-rsid="002598de"/>
    </style:style>
    <style:style style:name="P16" style:family="paragraph" style:parent-style-name="Standard">
      <style:text-properties officeooo:rsid="0026cd81" officeooo:paragraph-rsid="0026cd81"/>
    </style:style>
    <style:style style:name="P17" style:family="paragraph" style:parent-style-name="Standard">
      <style:text-properties officeooo:rsid="0026cd81" officeooo:paragraph-rsid="0027ffe5"/>
    </style:style>
    <style:style style:name="P18" style:family="paragraph" style:parent-style-name="Standard">
      <style:text-properties officeooo:rsid="0026cd81" officeooo:paragraph-rsid="0039dfa2"/>
    </style:style>
    <style:style style:name="P19" style:family="paragraph" style:parent-style-name="Standard">
      <style:text-properties officeooo:rsid="001f3f93" officeooo:paragraph-rsid="001f3f93"/>
    </style:style>
    <style:style style:name="P20" style:family="paragraph" style:parent-style-name="Standard">
      <style:text-properties officeooo:paragraph-rsid="001c6a72"/>
    </style:style>
    <style:style style:name="P21" style:family="paragraph" style:parent-style-name="Standard">
      <style:text-properties officeooo:paragraph-rsid="0024367e"/>
    </style:style>
    <style:style style:name="P22" style:family="paragraph" style:parent-style-name="Standard">
      <style:text-properties officeooo:rsid="00212e76" officeooo:paragraph-rsid="002c859a"/>
    </style:style>
    <style:style style:name="P23" style:family="paragraph" style:parent-style-name="Standard">
      <style:text-properties officeooo:rsid="001c6a72" officeooo:paragraph-rsid="001c6a72"/>
    </style:style>
    <style:style style:name="P24" style:family="paragraph" style:parent-style-name="Standard">
      <style:text-properties officeooo:rsid="0028465b" officeooo:paragraph-rsid="0028465b"/>
    </style:style>
    <style:style style:name="P25" style:family="paragraph" style:parent-style-name="Standard">
      <style:text-properties officeooo:rsid="0028465b" officeooo:paragraph-rsid="00329a7b"/>
    </style:style>
    <style:style style:name="P26" style:family="paragraph" style:parent-style-name="Standard">
      <style:text-properties officeooo:rsid="00281ed8" officeooo:paragraph-rsid="00281ed8"/>
    </style:style>
    <style:style style:name="P27" style:family="paragraph" style:parent-style-name="Standard">
      <style:text-properties officeooo:rsid="001abd92" officeooo:paragraph-rsid="001abd92"/>
    </style:style>
    <style:style style:name="P28" style:family="paragraph" style:parent-style-name="Standard">
      <style:text-properties officeooo:paragraph-rsid="0018a513"/>
    </style:style>
    <style:style style:name="P29" style:family="paragraph" style:parent-style-name="Standard">
      <style:text-properties officeooo:rsid="0035d83f" officeooo:paragraph-rsid="0035d83f"/>
    </style:style>
    <style:style style:name="P30" style:family="paragraph" style:parent-style-name="Standard">
      <style:text-properties officeooo:rsid="0038f48a" officeooo:paragraph-rsid="0038f48a"/>
    </style:style>
    <style:style style:name="P31" style:family="paragraph" style:parent-style-name="Standard">
      <style:text-properties officeooo:rsid="002e3152" officeooo:paragraph-rsid="002e3152"/>
    </style:style>
    <style:style style:name="P32" style:family="paragraph" style:parent-style-name="Standard">
      <style:text-properties officeooo:rsid="003d65fd" officeooo:paragraph-rsid="003e07ff"/>
    </style:style>
    <style:style style:name="P33" style:family="paragraph" style:parent-style-name="Standard">
      <style:text-properties officeooo:rsid="003c3081" officeooo:paragraph-rsid="00413156"/>
    </style:style>
    <style:style style:name="P34" style:family="paragraph" style:parent-style-name="Standard">
      <style:text-properties officeooo:rsid="001abd92" officeooo:paragraph-rsid="001abd92"/>
    </style:style>
    <style:style style:name="P35" style:family="paragraph" style:parent-style-name="Standard">
      <style:text-properties officeooo:rsid="003e5afc" officeooo:paragraph-rsid="003e5afc"/>
    </style:style>
    <style:style style:name="P36" style:family="paragraph" style:parent-style-name="Standard">
      <style:text-properties officeooo:rsid="003e5afc" officeooo:paragraph-rsid="00413156"/>
    </style:style>
    <style:style style:name="P37" style:family="paragraph" style:parent-style-name="Standard">
      <style:text-properties officeooo:rsid="0019e591" officeooo:paragraph-rsid="0019e591"/>
    </style:style>
    <style:style style:name="P38" style:family="paragraph" style:parent-style-name="Standard">
      <style:text-properties officeooo:rsid="0019e591" officeooo:paragraph-rsid="003d65fd"/>
    </style:style>
    <style:style style:name="P39" style:family="paragraph" style:parent-style-name="Standard">
      <style:text-properties officeooo:rsid="003f1861" officeooo:paragraph-rsid="003f1861"/>
    </style:style>
    <style:style style:name="P40" style:family="paragraph" style:parent-style-name="Standard">
      <style:text-properties officeooo:rsid="003f1861" officeooo:paragraph-rsid="00413156"/>
    </style:style>
    <style:style style:name="P41" style:family="paragraph" style:parent-style-name="Standard">
      <style:text-properties officeooo:rsid="004058b3" officeooo:paragraph-rsid="004058b3"/>
    </style:style>
    <style:style style:name="P42" style:family="paragraph" style:parent-style-name="Standard">
      <style:text-properties fo:font-weight="bold" officeooo:rsid="00413156" officeooo:paragraph-rsid="00413156" style:font-weight-asian="bold" style:font-weight-complex="bold"/>
    </style:style>
    <style:style style:name="P43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19e591" officeooo:paragraph-rsid="0019e591" style:font-weight-asian="bold" style:font-weight-complex="bold"/>
    </style:style>
    <style:style style:name="P45" style:family="paragraph" style:parent-style-name="Standard">
      <style:text-properties officeooo:rsid="00431cb5" officeooo:paragraph-rsid="00431cb5"/>
    </style:style>
    <style:style style:name="T1" style:family="text">
      <style:text-properties officeooo:rsid="0018a513"/>
    </style:style>
    <style:style style:name="T2" style:family="text">
      <style:text-properties officeooo:rsid="0019e591"/>
    </style:style>
    <style:style style:name="T3" style:family="text">
      <style:text-properties officeooo:rsid="001c6a72"/>
    </style:style>
    <style:style style:name="T4" style:family="text">
      <style:text-properties officeooo:rsid="001fbfa8"/>
    </style:style>
    <style:style style:name="T5" style:family="text">
      <style:text-properties officeooo:rsid="0024367e"/>
    </style:style>
    <style:style style:name="T6" style:family="text">
      <style:text-properties officeooo:rsid="00281ed8"/>
    </style:style>
    <style:style style:name="T7" style:family="text">
      <style:text-properties officeooo:rsid="002abc68"/>
    </style:style>
    <style:style style:name="T8" style:family="text">
      <style:text-properties officeooo:rsid="002c5a75"/>
    </style:style>
    <style:style style:name="T9" style:family="text">
      <style:text-properties officeooo:rsid="002c859a"/>
    </style:style>
    <style:style style:name="T10" style:family="text">
      <style:text-properties officeooo:rsid="00329a7b"/>
    </style:style>
    <style:style style:name="T11" style:family="text">
      <style:text-properties officeooo:rsid="0039dfa2"/>
    </style:style>
    <style:style style:name="T12" style:family="text">
      <style:text-properties officeooo:rsid="003e07ff"/>
    </style:style>
    <style:style style:name="T13" style:family="text">
      <style:text-properties officeooo:rsid="003d65f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bfa8" style:font-weight-asian="bold" style:font-weight-complex="bold"/>
    </style:style>
    <style:style style:name="T16" style:family="text">
      <style:text-properties officeooo:rsid="00434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28"/>
      <text:p text:style-name="P11">General</text:p>
      <text:p text:style-name="P6">[X] Get the DLL Version</text:p>
      <text:p text:style-name="P7">[X] Must be able to handle connections to multiple JNIORs</text:p>
      <text:p text:style-name="P7">[X] Must be able to handle multiple connections to the same JNIOR</text:p>
      <text:p text:style-name="P7">[X] Must be able to handle connection loss</text:p>
      <text:p text:style-name="P7">[ ] Must be able to reconnect</text:p>
      <text:p text:style-name="P7">[ ] Must be able to set whether to reconnect or not</text:p>
      <text:p text:style-name="P7">[X] Must handle the keep-alive</text:p>
      <text:p text:style-name="P38"/>
      <text:p text:style-name="P6"/>
      <text:p text:style-name="P42">Callbacks</text:p>
      <text:p text:style-name="P36">[<text:span text:style-name="T16">X</text:span>] Add Connect<text:span text:style-name="T16">ion</text:span> callback</text:p>
      <text:p text:style-name="P36">[<text:span text:style-name="T16">X</text:span>] Add Authenticat<text:span text:style-name="T16">ion</text:span> callback</text:p>
      <text:p text:style-name="P33"><text:span text:style-name="T13">[</text:span><text:span text:style-name="T16">X</text:span><text:span text:style-name="T13">] Must be able to assign a callback for </text:span><text:span text:style-name="T12">the </text:span>monitor <text:span text:style-name="T12">packet</text:span></text:p>
      <text:p text:style-name="P33"/>
      <text:p text:style-name="P40"/>
      <text:p text:style-name="P12">Connection</text:p>
      <text:p text:style-name="P6">[X] Create a connection to a JNIOR by IP Address</text:p>
      <text:p text:style-name="P45">[X] Must be able to issue a connect call</text:p>
      <text:p text:style-name="P27">[ ] Get if a connection is actively connected</text:p>
      <text:p text:style-name="P27">[X] Get if a connection is actively logged in</text:p>
      <text:p text:style-name="P27"/>
      <text:p text:style-name="P39">[X] Send Login</text:p>
      <text:p text:style-name="P41"/>
      <text:p text:style-name="P39"/>
      <text:p text:style-name="P39"/>
      <text:p text:style-name="P6"><text:span text:style-name="T15">Internal </text:span><text:span text:style-name="T14">IO</text:span></text:p>
      <text:p text:style-name="P3">[ ] Must be able to get inputs mask</text:p>
      <text:p text:style-name="P3">[X] Must be able to get input state by channel</text:p>
      <text:p text:style-name="P25">[ ] Must be able to <text:span text:style-name="T10">g</text:span>et the <text:span text:style-name="T10">counter </text:span><text:span text:style-name="T6">for a given input channel</text:span></text:p>
      <text:p text:style-name="P25">[ ] Must be able to <text:span text:style-name="T10">g</text:span>et the usage meter <text:span text:style-name="T6">for a given input channel</text:span></text:p>
      <text:p text:style-name="P25"/>
      <text:p text:style-name="P26">[ ] Must be able to reset a latch for a given input channel</text:p>
      <text:p text:style-name="P26">[ ] Must be able to reset the counter to zero for a given input channel</text:p>
      <text:p text:style-name="P24">[ ] Must be able to reset the usage meter <text:span text:style-name="T6">for a given input channel</text:span></text:p>
      <text:p text:style-name="P3"/>
      <text:p text:style-name="P3">[ ] Must be able to get outputs mask</text:p>
      <text:p text:style-name="P3">[X] Must be able to get output state by channel</text:p>
      <text:p text:style-name="P25">[ ] Must be able to <text:span text:style-name="T10">g</text:span>et the usage meter <text:span text:style-name="T6">for a given </text:span><text:span text:style-name="T10">out</text:span><text:span text:style-name="T6">put channel</text:span></text:p>
      <text:p text:style-name="P25">[ ] Must be able to reset the usage meter <text:span text:style-name="T6">for a given </text:span><text:span text:style-name="T10">out</text:span><text:span text:style-name="T6">put channel</text:span></text:p>
      <text:p text:style-name="P3"/>
      <text:p text:style-name="P23">[X] Must be able to Close an Output</text:p>
      <text:p text:style-name="P23">[X] Must be able to Open an Output</text:p>
      <text:p text:style-name="P23">[X] Must be able to Toggle an Output</text:p>
      <text:p text:style-name="P23">[X] Must be able to Close Pulse an Output</text:p>
      <text:p text:style-name="P23">[X] Must be able to Open Pulse an Output</text:p>
      <text:p text:style-name="P22">[ ] Must be able to block <text:span text:style-name="T9">Close</text:span> multiple Outputs at once</text:p>
      <text:p text:style-name="P22">[ ] Must be able to block <text:span text:style-name="T9">Open</text:span> multiple Outputs at once</text:p>
      <text:p text:style-name="P22">[ ] Must be able to block <text:span text:style-name="T9">Close</text:span> <text:span text:style-name="T9">Pulse </text:span>multiple Outputs at once</text:p>
      <text:p text:style-name="P22">[ ] Must be able to block <text:span text:style-name="T9">Open Pulse </text:span>multiple Outputs at once</text:p>
      <text:p text:style-name="P22"/>
      <text:p text:style-name="P3"/>
      <text:p text:style-name="P11"/>
      <text:p text:style-name="P44">External Modules</text:p>
      <text:p text:style-name="P21"><text:span text:style-name="T5">[</text:span><text:span text:style-name="T7">X</text:span><text:span text:style-name="T5">] Must be able to enumerate connected devices</text:span></text:p>
      <text:p text:style-name="P21"/>
      <text:p text:style-name="P1">[X] Must be able to read a temperature probe by module id</text:p>
      <text:p text:style-name="P3">[<text:span text:style-name="T7">X</text:span>] Must be able to read a temperature probe by temperature channel</text:p>
      <text:p text:style-name="P3"/>
      <text:p text:style-name="P20"><text:span text:style-name="T1">[X] Must be able to read a</text:span><text:span text:style-name="T3">n Environmental Sensor</text:span><text:span text:style-name="T1"> by module id</text:span></text:p>
      <text:p text:style-name="P4">[ ] Must be able to read a<text:span text:style-name="T3">n Environmental Sensor </text:span>by channel</text:p>
      <text:p text:style-name="P3"/>
      <text:p text:style-name="P19">[X] Must be able to read a Ten Volt Module by device Id</text:p>
      <text:p text:style-name="P19">[<text:span text:style-name="T8">X</text:span>] Must be able to write a Ten Volt Module by device Id</text:p>
      <text:p text:style-name="P19">[X] Must be able to Set a Ten Volt channel by channel number and percentage</text:p>
      <text:p text:style-name="P19"/>
      <text:p text:style-name="P19"/>
      <text:p text:style-name="P11">Registry</text:p>
      <text:p text:style-name="P2">[X] Must be able to read <text:span text:style-name="T2">multiple registry keys at once</text:span></text:p>
      <text:p text:style-name="P16">[ ] Must be able to write registry key values</text:p>
      <text:p text:style-name="P18">[ ] Must be able to write <text:span text:style-name="T11">encrypted </text:span>registry key values</text:p>
      <text:p text:style-name="P16"/>
      <text:p text:style-name="P2"/>
      <text:p text:style-name="P10">File System</text:p>
      <text:p text:style-name="Standard">[ ] Must be able to list files in a directory</text:p>
      <text:p text:style-name="P30">[ ] Must be able to make a directory</text:p>
      <text:p text:style-name="P17">[ ] Must be able to read a file</text:p>
      <text:p text:style-name="P16">[ ] Must be able to read a large file</text:p>
      <text:p text:style-name="P16">[ ] Must be able to write a file</text:p>
      <text:p text:style-name="P16">[ ] Must be able to remove a file</text:p>
      <text:p text:style-name="P16">[ ] Must be able to rename a file</text:p>
      <text:p text:style-name="P16"/>
      <text:p text:style-name="P16"/>
      <text:p text:style-name="P13">Console Session</text:p>
      <text:p text:style-name="P14">[ ] Must be able to start a console session</text:p>
      <text:p text:style-name="P5">[ ] Must be able to close a console session</text:p>
      <text:p text:style-name="P15">[ ] Must be able to send commands to the console session</text:p>
      <text:p text:style-name="P14">[ ] Must be able to receive responses from the console session</text:p>
      <text:p text:style-name="P29">[ ] Must be able to send a command and wait for the prompt to gather the response</text:p>
      <text:p text:style-name="P14"/>
      <text:p text:style-name="P14"/>
      <text:p text:style-name="P9">Application Messaging</text:p>
      <text:p text:style-name="P8">[ ] Must be able to send messages to applications</text:p>
      <text:p text:style-name="P8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12:09:04.463000000</meta:creation-date>
    <dc:date>2025-12-22T15:18:22.248000000</dc:date>
    <meta:editing-duration>PT7H25M3S</meta:editing-duration>
    <meta:editing-cycles>48</meta:editing-cycles>
    <meta:generator>LibreOffice/24.2.1.2$Windows_X86_64 LibreOffice_project/db4def46b0453cc22e2d0305797cf981b68ef5ac</meta:generator>
    <meta:print-date>2025-12-22T08:24:25.446000000</meta:print-date>
    <meta:document-statistic meta:table-count="0" meta:image-count="0" meta:object-count="0" meta:page-count="2" meta:paragraph-count="70" meta:word-count="648" meta:character-count="3040" meta:non-whitespace-character-count="2462"/>
  </office:meta>
</office:document-meta>
</file>